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cena_m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3000" calcext:value-type="float">
            <text:p>423000</text:p>
          </table:table-cell>
          <table:table-cell table:formula="of:=[.B2]/[.A2]" office:value-type="float" office:value="7553.57142857143" calcext:value-type="float">
            <text:p>7553,57142857143</text:p>
          </table:table-cell>
          <table:table-cell/>
          <table:table-cell office:value-type="string" calcext:value-type="string">
            <text:p>Średnia:</text:p>
          </table:table-cell>
          <table:table-cell table:formula="of:=AVERAGE([.C2:.C72])" office:value-type="float" office:value="7160.98075109542" calcext:value-type="float">
            <text:p>7160,98075109542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000" calcext:value-type="float">
            <text:p>345000</text:p>
          </table:table-cell>
          <table:table-cell table:formula="of:=[.B3]/[.A3]" office:value-type="float" office:value="7666.66666666667" calcext:value-type="float">
            <text:p>7666,66666666667</text:p>
          </table:table-cell>
          <table:table-cell/>
          <table:table-cell office:value-type="string" calcext:value-type="string">
            <text:p>Mediana:</text:p>
          </table:table-cell>
          <table:table-cell table:formula="of:=COM.MICROSOFT.QUARTILE.INC([.C$2:.C$72];2)" office:value-type="float" office:value="6566.64705882353" calcext:value-type="float">
            <text:p>6566,64705882353</text:p>
          </table:table-cell>
          <table:table-cell table:number-columns-repeated="5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5664" calcext:value-type="float">
            <text:p>455664</text:p>
          </table:table-cell>
          <table:table-cell table:formula="of:=[.B4]/[.A4]" office:value-type="float" office:value="5995.57894736842" calcext:value-type="float">
            <text:p>5995,57894736842</text:p>
          </table:table-cell>
          <table:table-cell/>
          <table:table-cell office:value-type="string" calcext:value-type="string">
            <text:p>Q10</text:p>
          </table:table-cell>
          <table:table-cell table:formula="of:=COM.MICROSOFT.PERCENTILE.INC([.C$2:.C$72];0.1)" office:value-type="float" office:value="4119.16363636364" calcext:value-type="float">
            <text:p>4119,16363636364</text:p>
          </table:table-cell>
          <table:table-cell table:number-columns-repeated="5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000" calcext:value-type="float">
            <text:p>330000</text:p>
          </table:table-cell>
          <table:table-cell table:formula="of:=[.B5]/[.A5]" office:value-type="float" office:value="5000" calcext:value-type="float">
            <text:p>5000</text:p>
          </table:table-cell>
          <table:table-cell/>
          <table:table-cell office:value-type="string" calcext:value-type="string">
            <text:p>Q25</text:p>
          </table:table-cell>
          <table:table-cell table:formula="of:=COM.MICROSOFT.PERCENTILE.INC([.C$2:.C$72];0.25)" office:value-type="float" office:value="5017.38888888889" calcext:value-type="float">
            <text:p>5017,38888888889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0000" calcext:value-type="float">
            <text:p>450000</text:p>
          </table:table-cell>
          <table:table-cell table:formula="of:=[.B6]/[.A6]" office:value-type="float" office:value="9782.60869565217" calcext:value-type="float">
            <text:p>9782,60869565217</text:p>
          </table:table-cell>
          <table:table-cell/>
          <table:table-cell office:value-type="string" calcext:value-type="string">
            <text:p>Q50</text:p>
          </table:table-cell>
          <table:table-cell table:formula="of:=COM.MICROSOFT.PERCENTILE.INC([.C$2:.C$72];0.5)" office:value-type="float" office:value="6566.64705882353" calcext:value-type="float">
            <text:p>6566,64705882353</text:p>
          </table:table-cell>
          <table:table-cell table:number-columns-repeated="5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0000" calcext:value-type="float">
            <text:p>280000</text:p>
          </table:table-cell>
          <table:table-cell table:formula="of:=[.B7]/[.A7]" office:value-type="float" office:value="4307.69230769231" calcext:value-type="float">
            <text:p>4307,69230769231</text:p>
          </table:table-cell>
          <table:table-cell/>
          <table:table-cell office:value-type="string" calcext:value-type="string">
            <text:p>Q75</text:p>
          </table:table-cell>
          <table:table-cell table:formula="of:=COM.MICROSOFT.PERCENTILE.INC([.C$2:.C$72];0.75)" office:value-type="float" office:value="8217.55723905724" calcext:value-type="float">
            <text:p>8217,55723905724</text:p>
          </table:table-cell>
          <table:table-cell table:number-columns-repeated="5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0000" calcext:value-type="float">
            <text:p>250000</text:p>
          </table:table-cell>
          <table:table-cell table:formula="of:=[.B8]/[.A8]" office:value-type="float" office:value="3846.15384615385" calcext:value-type="float">
            <text:p>3846,15384615385</text:p>
          </table:table-cell>
          <table:table-cell/>
          <table:table-cell office:value-type="string" calcext:value-type="string">
            <text:p>Q90</text:p>
          </table:table-cell>
          <table:table-cell table:formula="of:=COM.MICROSOFT.PERCENTILE.INC([.C$2:.C$72];0.9)" office:value-type="float" office:value="11814.2173913043" calcext:value-type="float">
            <text:p>11814,2173913043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0000" calcext:value-type="float">
            <text:p>380000</text:p>
          </table:table-cell>
          <table:table-cell table:formula="of:=[.B9]/[.A9]" office:value-type="float" office:value="6333.33333333333" calcext:value-type="float">
            <text:p>6333,33333333333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0000" calcext:value-type="float">
            <text:p>450000</text:p>
          </table:table-cell>
          <table:table-cell table:formula="of:=[.B10]/[.A10]" office:value-type="float" office:value="8181.81818181818" calcext:value-type="float">
            <text:p>8181,81818181818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0000" calcext:value-type="float">
            <text:p>800000</text:p>
          </table:table-cell>
          <table:table-cell table:formula="of:=[.B11]/[.A11]" office:value-type="float" office:value="10526.3157894737" calcext:value-type="float">
            <text:p>10526,3157894737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0000" calcext:value-type="float">
            <text:p>290000</text:p>
          </table:table-cell>
          <table:table-cell table:formula="of:=[.B12]/[.A12]" office:value-type="float" office:value="5087.71929824562" calcext:value-type="float">
            <text:p>5087,71929824562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0000" calcext:value-type="float">
            <text:p>410000</text:p>
          </table:table-cell>
          <table:table-cell table:formula="of:=[.B13]/[.A13]" office:value-type="float" office:value="6119.40298507463" calcext:value-type="float">
            <text:p>6119,40298507463</text:p>
          </table:table-cell>
          <table:table-cell table:number-columns-repeated="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0000" calcext:value-type="float">
            <text:p>310000</text:p>
          </table:table-cell>
          <table:table-cell table:formula="of:=[.B14]/[.A14]" office:value-type="float" office:value="7560.9756097561" calcext:value-type="float">
            <text:p>7560,9756097561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0000" calcext:value-type="float">
            <text:p>390000</text:p>
          </table:table-cell>
          <table:table-cell table:formula="of:=[.B15]/[.A15]" office:value-type="float" office:value="5735.29411764706" calcext:value-type="float">
            <text:p>5735,29411764706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0000" calcext:value-type="float">
            <text:p>400000</text:p>
          </table:table-cell>
          <table:table-cell table:formula="of:=[.B16]/[.A16]" office:value-type="float" office:value="6779.66101694915" calcext:value-type="float">
            <text:p>6779,66101694915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0000" calcext:value-type="float">
            <text:p>280000</text:p>
          </table:table-cell>
          <table:table-cell table:formula="of:=[.B17]/[.A17]" office:value-type="float" office:value="4242.42424242424" calcext:value-type="float">
            <text:p>4242,42424242424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0000" calcext:value-type="float">
            <text:p>280000</text:p>
          </table:table-cell>
          <table:table-cell table:formula="of:=[.B18]/[.A18]" office:value-type="float" office:value="6222.22222222222" calcext:value-type="float">
            <text:p>6222,22222222222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0000" calcext:value-type="float">
            <text:p>270000</text:p>
          </table:table-cell>
          <table:table-cell table:formula="of:=[.B19]/[.A19]" office:value-type="float" office:value="4909.09090909091" calcext:value-type="float">
            <text:p>4909,09090909091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353" calcext:value-type="float">
            <text:p>345353</text:p>
          </table:table-cell>
          <table:table-cell table:formula="of:=[.B20]/[.A20]" office:value-type="float" office:value="7674.51111111111" calcext:value-type="float">
            <text:p>7674,51111111111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6544" calcext:value-type="float">
            <text:p>366544</text:p>
          </table:table-cell>
          <table:table-cell table:formula="of:=[.B21]/[.A21]" office:value-type="float" office:value="10780.7058823529" calcext:value-type="float">
            <text:p>10780,7058823529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345" calcext:value-type="float">
            <text:p>345345</text:p>
          </table:table-cell>
          <table:table-cell table:formula="of:=[.B22]/[.A22]" office:value-type="float" office:value="7674.33333333333" calcext:value-type="float">
            <text:p>7674,33333333333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5357" calcext:value-type="float">
            <text:p>535357</text:p>
          </table:table-cell>
          <table:table-cell table:formula="of:=[.B23]/[.A23]" office:value-type="float" office:value="15295.9142857143" calcext:value-type="float">
            <text:p>15295,9142857143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4242" calcext:value-type="float">
            <text:p>234242</text:p>
          </table:table-cell>
          <table:table-cell table:formula="of:=[.B24]/[.A24]" office:value-type="float" office:value="4182.89285714286" calcext:value-type="float">
            <text:p>4182,89285714286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353" calcext:value-type="float">
            <text:p>345353</text:p>
          </table:table-cell>
          <table:table-cell table:formula="of:=[.B25]/[.A25]" office:value-type="float" office:value="7674.51111111111" calcext:value-type="float">
            <text:p>7674,51111111111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2423" calcext:value-type="float">
            <text:p>342423</text:p>
          </table:table-cell>
          <table:table-cell table:formula="of:=[.B26]/[.A26]" office:value-type="float" office:value="9783.51428571429" calcext:value-type="float">
            <text:p>9783,51428571429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5436" calcext:value-type="float">
            <text:p>235436</text:p>
          </table:table-cell>
          <table:table-cell table:formula="of:=[.B27]/[.A27]" office:value-type="float" office:value="3513.97014925373" calcext:value-type="float">
            <text:p>3513,97014925373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5353" calcext:value-type="float">
            <text:p>435353</text:p>
          </table:table-cell>
          <table:table-cell table:formula="of:=[.B28]/[.A28]" office:value-type="float" office:value="6697.73846153846" calcext:value-type="float">
            <text:p>6697,73846153846</text:p>
          </table:table-cell>
          <table:table-cell table:number-columns-repeated="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8588" calcext:value-type="float">
            <text:p>658588</text:p>
          </table:table-cell>
          <table:table-cell table:formula="of:=[.B29]/[.A29]" office:value-type="float" office:value="12196.0740740741" calcext:value-type="float">
            <text:p>12196,0740740741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5655" calcext:value-type="float">
            <text:p>235655</text:p>
          </table:table-cell>
          <table:table-cell table:formula="of:=[.B30]/[.A30]" office:value-type="float" office:value="5236.77777777778" calcext:value-type="float">
            <text:p>5236,77777777778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5565" calcext:value-type="float">
            <text:p>455565</text:p>
          </table:table-cell>
          <table:table-cell table:formula="of:=[.B31]/[.A31]" office:value-type="float" office:value="7008.69230769231" calcext:value-type="float">
            <text:p>7008,69230769231</text:p>
          </table:table-cell>
          <table:table-cell table:number-columns-repeated="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2222" calcext:value-type="float">
            <text:p>222222</text:p>
          </table:table-cell>
          <table:table-cell table:formula="of:=[.B32]/[.A32]" office:value-type="float" office:value="5167.95348837209" calcext:value-type="float">
            <text:p>5167,95348837209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4654" calcext:value-type="float">
            <text:p>354654</text:p>
          </table:table-cell>
          <table:table-cell table:formula="of:=[.B33]/[.A33]" office:value-type="float" office:value="5293.34328358209" calcext:value-type="float">
            <text:p>5293,34328358209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3266" calcext:value-type="float">
            <text:p>223266</text:p>
          </table:table-cell>
          <table:table-cell table:formula="of:=[.B34]/[.A34]" office:value-type="float" office:value="6566.64705882353" calcext:value-type="float">
            <text:p>6566,64705882353</text:p>
          </table:table-cell>
          <table:table-cell table:number-columns-repeated="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2266" calcext:value-type="float">
            <text:p>322266</text:p>
          </table:table-cell>
          <table:table-cell table:formula="of:=[.B35]/[.A35]" office:value-type="float" office:value="7494.55813953488" calcext:value-type="float">
            <text:p>7494,55813953488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3322" calcext:value-type="float">
            <text:p>323322</text:p>
          </table:table-cell>
          <table:table-cell table:formula="of:=[.B36]/[.A36]" office:value-type="float" office:value="7184.93333333333" calcext:value-type="float">
            <text:p>7184,93333333333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3236" calcext:value-type="float">
            <text:p>323236</text:p>
          </table:table-cell>
          <table:table-cell table:formula="of:=[.B37]/[.A37]" office:value-type="float" office:value="7026.86956521739" calcext:value-type="float">
            <text:p>7026,86956521739</text:p>
          </table:table-cell>
          <table:table-cell table:number-columns-repeated="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5444" calcext:value-type="float">
            <text:p>545444</text:p>
          </table:table-cell>
          <table:table-cell table:formula="of:=[.B38]/[.A38]" office:value-type="float" office:value="11605.1914893617" calcext:value-type="float">
            <text:p>11605,1914893617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4546" calcext:value-type="float">
            <text:p>444546</text:p>
          </table:table-cell>
          <table:table-cell table:formula="of:=[.B39]/[.A39]" office:value-type="float" office:value="8082.65454545455" calcext:value-type="float">
            <text:p>8082,65454545455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2322" calcext:value-type="float">
            <text:p>322322</text:p>
          </table:table-cell>
          <table:table-cell table:formula="of:=[.B40]/[.A40]" office:value-type="float" office:value="5463.08474576271" calcext:value-type="float">
            <text:p>5463,08474576271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2222" calcext:value-type="float">
            <text:p>222222</text:p>
          </table:table-cell>
          <table:table-cell table:formula="of:=[.B41]/[.A41]" office:value-type="float" office:value="3766.47457627119" calcext:value-type="float">
            <text:p>3766,47457627119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5464" calcext:value-type="float">
            <text:p>255464</text:p>
          </table:table-cell>
          <table:table-cell table:formula="of:=[.B42]/[.A42]" office:value-type="float" office:value="3756.82352941176" calcext:value-type="float">
            <text:p>3756,82352941176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5552" calcext:value-type="float">
            <text:p>565552</text:p>
          </table:table-cell>
          <table:table-cell table:formula="of:=[.B43]/[.A43]" office:value-type="float" office:value="9585.62711864407" calcext:value-type="float">
            <text:p>9585,62711864407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3464" calcext:value-type="float">
            <text:p>363464</text:p>
          </table:table-cell>
          <table:table-cell table:formula="of:=[.B44]/[.A44]" office:value-type="float" office:value="5591.75384615385" calcext:value-type="float">
            <text:p>5591,75384615385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3454" calcext:value-type="float">
            <text:p>543454</text:p>
          </table:table-cell>
          <table:table-cell table:formula="of:=[.B45]/[.A45]" office:value-type="float" office:value="11814.2173913043" calcext:value-type="float">
            <text:p>11814,2173913043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2346" calcext:value-type="float">
            <text:p>352346</text:p>
          </table:table-cell>
          <table:table-cell table:formula="of:=[.B46]/[.A46]" office:value-type="float" office:value="10067.0285714286" calcext:value-type="float">
            <text:p>10067,0285714286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3456" calcext:value-type="float">
            <text:p>453456</text:p>
          </table:table-cell>
          <table:table-cell table:formula="of:=[.B47]/[.A47]" office:value-type="float" office:value="13336.9411764706" calcext:value-type="float">
            <text:p>13336,9411764706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5633" calcext:value-type="float">
            <text:p>545633</text:p>
          </table:table-cell>
          <table:table-cell table:formula="of:=[.B48]/[.A48]" office:value-type="float" office:value="12125.1777777778" calcext:value-type="float">
            <text:p>12125,1777777778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5353" calcext:value-type="float">
            <text:p>335353</text:p>
          </table:table-cell>
          <table:table-cell table:formula="of:=[.B49]/[.A49]" office:value-type="float" office:value="7290.28260869565" calcext:value-type="float">
            <text:p>7290,28260869565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54564" calcext:value-type="float">
            <text:p>554564</text:p>
          </table:table-cell>
          <table:table-cell table:formula="of:=[.B50]/[.A50]" office:value-type="float" office:value="7296.8947368421" calcext:value-type="float">
            <text:p>7296,8947368421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1651" calcext:value-type="float">
            <text:p>551651</text:p>
          </table:table-cell>
          <table:table-cell table:formula="of:=[.B51]/[.A51]" office:value-type="float" office:value="12258.9111111111" calcext:value-type="float">
            <text:p>12258,9111111111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5888" calcext:value-type="float">
            <text:p>365888</text:p>
          </table:table-cell>
          <table:table-cell table:formula="of:=[.B52]/[.A52]" office:value-type="float" office:value="5629.04615384615" calcext:value-type="float">
            <text:p>5629,04615384615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5565" calcext:value-type="float">
            <text:p>565565</text:p>
          </table:table-cell>
          <table:table-cell table:formula="of:=[.B53]/[.A53]" office:value-type="float" office:value="12568.1111111111" calcext:value-type="float">
            <text:p>12568,1111111111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5686" calcext:value-type="float">
            <text:p>255686</text:p>
          </table:table-cell>
          <table:table-cell table:formula="of:=[.B54]/[.A54]" office:value-type="float" office:value="3933.63076923077" calcext:value-type="float">
            <text:p>3933,63076923077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6565" calcext:value-type="float">
            <text:p>226565</text:p>
          </table:table-cell>
          <table:table-cell table:formula="of:=[.B55]/[.A55]" office:value-type="float" office:value="5034.77777777778" calcext:value-type="float">
            <text:p>5034,77777777778</text:p>
          </table:table-cell>
          <table:table-cell table:number-columns-repeated="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6599" calcext:value-type="float">
            <text:p>656599</text:p>
          </table:table-cell>
          <table:table-cell table:formula="of:=[.B56]/[.A56]" office:value-type="float" office:value="13679.1458333333" calcext:value-type="float">
            <text:p>13679,1458333333</text:p>
          </table:table-cell>
          <table:table-cell table:number-columns-repeated="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4455" calcext:value-type="float">
            <text:p>454455</text:p>
          </table:table-cell>
          <table:table-cell table:formula="of:=[.B57]/[.A57]" office:value-type="float" office:value="9274.59183673469" calcext:value-type="float">
            <text:p>9274,59183673469</text:p>
          </table:table-cell>
          <table:table-cell table:number-columns-repeated="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5151" calcext:value-type="float">
            <text:p>415151</text:p>
          </table:table-cell>
          <table:table-cell table:formula="of:=[.B58]/[.A58]" office:value-type="float" office:value="11220.2972972973" calcext:value-type="float">
            <text:p>11220,2972972973</text:p>
          </table:table-cell>
          <table:table-cell table:number-columns-repeated="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2223" calcext:value-type="float">
            <text:p>232223</text:p>
          </table:table-cell>
          <table:table-cell table:formula="of:=[.B59]/[.A59]" office:value-type="float" office:value="4940.91489361702" calcext:value-type="float">
            <text:p>4940,91489361702</text:p>
          </table:table-cell>
          <table:table-cell table:number-columns-repeated="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2232" calcext:value-type="float">
            <text:p>232232</text:p>
          </table:table-cell>
          <table:table-cell table:formula="of:=[.B60]/[.A60]" office:value-type="float" office:value="5954.66666666667" calcext:value-type="float">
            <text:p>5954,66666666667</text:p>
          </table:table-cell>
          <table:table-cell table:number-columns-repeated="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2323" calcext:value-type="float">
            <text:p>232323</text:p>
          </table:table-cell>
          <table:table-cell table:formula="of:=[.B61]/[.A61]" office:value-type="float" office:value="5280.06818181818" calcext:value-type="float">
            <text:p>5280,06818181818</text:p>
          </table:table-cell>
          <table:table-cell table:number-columns-repeated="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2554" calcext:value-type="float">
            <text:p>232554</text:p>
          </table:table-cell>
          <table:table-cell table:formula="of:=[.B62]/[.A62]" office:value-type="float" office:value="4844.875" calcext:value-type="float">
            <text:p>4844,875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3332" calcext:value-type="float">
            <text:p>233332</text:p>
          </table:table-cell>
          <table:table-cell table:formula="of:=[.B63]/[.A63]" office:value-type="float" office:value="3482.5671641791" calcext:value-type="float">
            <text:p>3482,5671641791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2555" calcext:value-type="float">
            <text:p>322555</text:p>
          </table:table-cell>
          <table:table-cell table:formula="of:=[.B64]/[.A64]" office:value-type="float" office:value="5658.85964912281" calcext:value-type="float">
            <text:p>5658,85964912281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5488" calcext:value-type="float">
            <text:p>245488</text:p>
          </table:table-cell>
          <table:table-cell table:formula="of:=[.B65]/[.A65]" office:value-type="float" office:value="3776.73846153846" calcext:value-type="float">
            <text:p>3776,73846153846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3233" calcext:value-type="float">
            <text:p>223233</text:p>
          </table:table-cell>
          <table:table-cell table:formula="of:=[.B66]/[.A66]" office:value-type="float" office:value="4852.89130434783" calcext:value-type="float">
            <text:p>4852,89130434783</text:p>
          </table:table-cell>
          <table:table-cell table:number-columns-repeated="6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6555" calcext:value-type="float">
            <text:p>556555</text:p>
          </table:table-cell>
          <table:table-cell table:formula="of:=[.B67]/[.A67]" office:value-type="float" office:value="7420.73333333333" calcext:value-type="float">
            <text:p>7420,73333333333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6554" calcext:value-type="float">
            <text:p>226554</text:p>
          </table:table-cell>
          <table:table-cell table:formula="of:=[.B68]/[.A68]" office:value-type="float" office:value="4119.16363636364" calcext:value-type="float">
            <text:p>4119,16363636364</text:p>
          </table:table-cell>
          <table:table-cell table:number-columns-repeated="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5678" calcext:value-type="float">
            <text:p>445678</text:p>
          </table:table-cell>
          <table:table-cell table:formula="of:=[.B69]/[.A69]" office:value-type="float" office:value="8253.2962962963" calcext:value-type="float">
            <text:p>8253,2962962963</text:p>
          </table:table-cell>
          <table:table-cell table:number-columns-repeated="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000" calcext:value-type="float">
            <text:p>250000</text:p>
          </table:table-cell>
          <table:table-cell table:formula="of:=[.B70]/[.A70]" office:value-type="float" office:value="5813.95348837209" calcext:value-type="float">
            <text:p>5813,95348837209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0000" calcext:value-type="float">
            <text:p>280000</text:p>
          </table:table-cell>
          <table:table-cell table:formula="of:=[.B71]/[.A71]" office:value-type="float" office:value="4179.10447761194" calcext:value-type="float">
            <text:p>4179,10447761194</text:p>
          </table:table-cell>
          <table:table-cell table:number-columns-repeated="6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0000" calcext:value-type="float">
            <text:p>300000</text:p>
          </table:table-cell>
          <table:table-cell table:formula="of:=[.B72]/[.A72]" office:value-type="float" office:value="4166.66666666667" calcext:value-type="float">
            <text:p>4166,66666666667</text:p>
          </table:table-cell>
          <table:table-cell table:number-columns-repeated="61"/>
        </table:table-row>
        <table:table-row table:style-name="ro1" table:number-rows-repeated="104850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expression table:name="__shared_1_0_0" table:base-cell-address="$Arkusz1.$C$1" table:expression="[.B1]/[.A1]"/>
        <table:named-expression table:name="__shared_1_1_0" table:base-cell-address="$Arkusz1.$C$1" table:expression="[.B1]/[.A1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1pt" style:font-style-asian="normal" style:font-weight-asian="normal" style:font-name-complex="Mangal" style:font-family-complex="Mangal" style:font-family-generic-complex="system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5:58:50.43241735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ćkowiak Wojciech</meta:initial-creator>
    <meta:creation-date>2011-09-26T08:10:40</meta:creation-date>
    <dc:date>2020-05-10T15:59:02.027339611</dc:date>
    <meta:generator>LibreOffice/6.4.2.2$Linux_X86_64 LibreOffice_project/40$Build-2</meta:generator>
    <meta:editing-duration>PT10M53S</meta:editing-duration>
    <meta:editing-cycles>2</meta:editing-cycles>
    <meta:document-statistic meta:table-count="1" meta:cell-count="230" meta:object-count="0"/>
    <meta:user-defined meta:name="AppVersion">14.0300</meta:user-defined>
    <meta:user-defined meta:name="Company">Ate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